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04in" fo:margin-left="0in" fo:margin-top="0in" fo:margin-bottom="0in" fo:break-before="auto" fo:break-after="auto" table:align="left"/>
    </style:style>
    <style:style style:name="Table1.A" style:family="table-column">
      <style:table-column-properties style:column-width="0.8542in"/>
    </style:style>
    <style:style style:name="Table1.B" style:family="table-column">
      <style:table-column-properties style:column-width="0.9583in"/>
    </style:style>
    <style:style style:name="Table1.D" style:family="table-column">
      <style:table-column-properties style:column-width="3.488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6" style:family="paragraph" style:parent-style-name="Standard">
      <style:paragraph-properties fo:break-before="page"/>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1" style:family="paragraph" style:parent-style-name="Heading_20_1">
      <style:paragraph-properties fo:break-before="page"/>
    </style:style>
    <style:style style:name="P12" style:family="paragraph" style:parent-style-name="Subtitle">
      <style:paragraph-properties fo:text-align="center" style:justify-single-word="false"/>
    </style:style>
    <style:style style:name="P13" style:family="paragraph" style:parent-style-name="Title">
      <style:paragraph-properties fo:text-align="center" style:justify-single-word="false"/>
    </style:style>
    <style:style style:name="P14" style:family="paragraph" style:parent-style-name="Title"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color="#1155cc"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ifyb2oxgef1"/></text:p>
      <text:p text:style-name="P13"><text:bookmark text:name="_eyqcujtie12w"/></text:p>
      <text:p text:style-name="P13"><text:bookmark text:name="_pq5w8uydpyki"/></text:p>
      <text:p text:style-name="P13"><text:bookmark text:name="_j002vkced0c7"/></text:p>
      <text:p text:style-name="P13"><text:bookmark text:name="_ta6f9mczfecz"/></text:p>
      <text:p text:style-name="P13"><text:bookmark text:name="_5qvf16siggnp"/></text:p>
      <text:p text:style-name="P13"><text:bookmark text:name="_xff3l7lk6bf4"/>WCS Racing League</text:p>
      <text:p text:style-name="P12"><text:bookmark text:name="_v97988m56dah"/>Spécifications</text:p>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text:span text:style-name="T1">Révision</text:span></text:p>
          </table:table-cell>
          <table:table-cell table:style-name="Table1.A1" office:value-type="string">
            <text:p text:style-name="P3"><text:span text:style-name="T1">Date</text:span></text:p>
          </table:table-cell>
          <table:table-cell table:style-name="Table1.A1" office:value-type="string">
            <text:p text:style-name="P3"><text:span text:style-name="T1">Auteur</text:span></text:p>
          </table:table-cell>
          <table:table-cell table:style-name="Table1.A1" office:value-type="string">
            <text:p text:style-name="P3"><text:span text:style-name="T1">Description</text:span></text:p>
          </table:table-cell>
        </table:table-row>
        <table:table-row table:style-name="Table1.1">
          <table:table-cell table:style-name="Table1.A1" office:value-type="string">
            <text:p text:style-name="P4">A1</text:p>
          </table:table-cell>
          <table:table-cell table:style-name="Table1.A1" office:value-type="string">
            <text:p text:style-name="P4">22/12/2022</text:p>
          </table:table-cell>
          <table:table-cell table:style-name="Table1.A1" office:value-type="string">
            <text:p text:style-name="P4">Jbristhuille</text:p>
          </table:table-cell>
          <table:table-cell table:style-name="Table1.A1" office:value-type="string">
            <text:p text:style-name="P4">Premier jet</text:p>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Standard"/>
      <text:p text:style-name="P1"/>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mnsbjvuhbtff" text:style-name="Index_20_Link" text:visited-style-name="Index_20_Link"><text:span text:style-name="T2">Concept</text:span></text:a><text:span text:style-name="T2"><text:tab/>3</text:span></text:p>
          <text:p text:style-name="P8"><text:a xlink:type="simple" xlink:href="#_ec09fifvhik0" text:style-name="Index_20_Link" text:visited-style-name="Index_20_Link"><text:span text:style-name="T2">Features</text:span></text:a><text:span text:style-name="T2"><text:tab/>4</text:span></text:p>
          <text:p text:style-name="P9"><text:a xlink:type="simple" xlink:href="#_vpyu0ibvdsjh" text:style-name="Index_20_Link" text:visited-style-name="Index_20_Link"><text:span text:style-name="T3">Inscription</text:span></text:a><text:span text:style-name="T3"><text:tab/>4</text:span></text:p>
          <text:p text:style-name="P9"><text:a xlink:type="simple" xlink:href="#_atewk6g73hh0" text:style-name="Index_20_Link" text:visited-style-name="Index_20_Link"><text:span text:style-name="T3">Validation adresse email</text:span></text:a><text:span text:style-name="T3"><text:tab/>4</text:span></text:p>
          <text:p text:style-name="P9"><text:a xlink:type="simple" xlink:href="#_kr4aeb2sa901" text:style-name="Index_20_Link" text:visited-style-name="Index_20_Link"><text:span text:style-name="T3">Récupération mot de passe</text:span></text:a><text:span text:style-name="T3"><text:tab/>4</text:span></text:p>
          <text:p text:style-name="P9"><text:a xlink:type="simple" xlink:href="#_5cwuip81a0lk" text:style-name="Index_20_Link" text:visited-style-name="Index_20_Link"><text:span text:style-name="T3">Classement</text:span></text:a><text:span text:style-name="T3"><text:tab/>4</text:span></text:p>
          <text:p text:style-name="P9"><text:a xlink:type="simple" xlink:href="#_da2qh2hmjy18" text:style-name="Index_20_Link" text:visited-style-name="Index_20_Link">Compte rendu de match</text:a><text:tab/>4</text:p>
          <text:p text:style-name="P10"><text:a xlink:type="simple" xlink:href="#_32idetca9ag7" text:style-name="Index_20_Link" text:visited-style-name="Index_20_Link">Profil</text:a><text:tab/>4</text:p>
        </text:index-body>
      </text:table-of-content>
      <text:p text:style-name="Standard"/>
      <text:p text:style-name="Standard"/>
      <text:p text:style-name="P11"><text:bookmark text:name="_mnsbjvuhbtff"/>Concept</text:p>
      <text:p text:style-name="Standard"/>
      <text:p text:style-name="Standard"><text:span text:style-name="T1">WCS Racing League </text:span>est une application permettant de tracker, via un classement, les différents matchs joués lors d'une course de voiture <text:a xlink:type="simple" xlink:href="https://carrera-toys.com/fr/carrera-go" text:style-name="ListLabel_20_1" text:visited-style-name="ListLabel_20_1"><text:span text:style-name="T4">Carrera </text:span></text:a>. Chaque joueur possède des points, qu’il devra miser lors d’un match, le gagnant récupérant les points de son adversaire.</text:p>
      <text:p text:style-name="Standard"/>
      <text:p text:style-name="Standard">Les points accumulés permettent un classement au sein d’un leader board.</text:p>
      <text:p text:style-name="Standard"/>
      <text:p text:style-name="P11"><text:bookmark text:name="_ec09fifvhik0"/>Features</text:p>
      <text:p text:style-name="Standard"/>
      <text:p text:style-name="Heading_20_2"><text:bookmark text:name="_vpyu0ibvdsjh"/>Inscription</text:p>
      <text:p text:style-name="Standard">Chaque utilisateur doit pouvoir s’inscrire avec un email et un mot de passe. L’email doit être unique, un utilisateur ne peut pas posséder le même email qu’un autre utilisateur.</text:p>
      <text:p text:style-name="Standard"/>
      <text:p text:style-name="Heading_20_2"><text:bookmark text:name="_atewk6g73hh0"/>Validation adresse email</text:p>
      <text:p text:style-name="Standard">Lors de la création d’un compte, un email est envoyé au nouvel utilisateur, cet email contiendra un lien permettant d’activer son compte. Un compte non activé ne pourra pas être utilisé.</text:p>
      <text:p text:style-name="Standard"/>
      <text:p text:style-name="Heading_20_2"><text:bookmark text:name="_kr4aeb2sa901"/>Récupération mot de passe</text:p>
      <text:p text:style-name="Standard">En cas de perte de mot de passe, une page dédiée permettra d’en recréer un via un lien envoyé par email.</text:p>
      <text:p text:style-name="Standard"/>
      <text:p text:style-name="Heading_20_2"><text:bookmark text:name="_5cwuip81a0lk"/>Classement</text:p>
      <text:p text:style-name="Standard">Le classement affichera l’ensemble des utilisateurs par ordre de points. Au sein de ce classement.</text:p>
      <text:p text:style-name="Standard"/>
      <text:p text:style-name="Heading_20_2"><text:bookmark text:name="_da2qh2hmjy18"/>Compte rendu de match</text:p>
      <text:p text:style-name="Standard">Après un match, les participants devront pouvoir enregistrer le résultat, une notification sera envoyé au second participant pour confirmer la validité des résultats saisis.</text:p>
      <text:p text:style-name="Standard">En cas de validation, les points mis en jeu seront transmis au vainqueur.</text:p>
      <text:p text:style-name="Standard"/>
      <text:p text:style-name="Heading_20_2"><text:bookmark text:name="_32idetca9ag7"/>Profil</text:p>
      <text:p text:style-name="Standard">Une page profil permettra l’ajout d’une image ainsi qu’un pseu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1155cc"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7.8438in" fo:margin-left="-0.7708in" fo:margin-top="0in" fo:margin-bottom="0in" table:align="left"/>
    </style:style>
    <style:style style:name="Table2.A" style:family="table-column">
      <style:table-column-properties style:column-width="3.8958in"/>
    </style:style>
    <style:style style:name="Table2.B" style:family="table-column">
      <style:table-column-properties style:column-width="3.9472in"/>
    </style:style>
    <style:style style:name="Table2.1" style:family="table-row">
      <style:table-row-properties style:min-row-height="0.4167in" fo:keep-together="auto"/>
    </style:style>
    <style:style style:name="Table2.A1" style:family="table-cell">
      <style:table-cell-properties style:vertical-align="" fo:padding="0.0694in" fo:border-left="1pt solid #ffffff" fo:border-right="1pt solid #ffffff" fo:border-top="1pt solid #ffffff" fo:border-bottom="1pt solid #000000"/>
    </style:style>
    <style:style style:name="Table3" style:family="table">
      <style:table-properties style:width="7.9167in" fo:margin-left="-0.8021in" fo:margin-top="0in" fo:margin-bottom="0in" table:align="left"/>
    </style:style>
    <style:style style:name="Table3.A" style:family="table-column">
      <style:table-column-properties style:column-width="7.9167in"/>
    </style:style>
    <style:style style:name="Table3.1" style:family="table-row">
      <style:table-row-properties style:min-row-height="0.4896in" fo:keep-together="auto"/>
    </style:style>
    <style:style style:name="Table3.A1" style:family="table-cell">
      <style:table-cell-properties style:vertical-align="bottom" fo:padding="0.0694in" fo:border-left="1pt solid #ffffff" fo:border-right="1pt solid #ffffff" fo:border-top="1pt solid #000000" fo:border-bottom="1pt solid #ffffff"/>
    </style:style>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Standard">WCS Racing League: Spécifications</text:p>
            </table:table-cell>
            <table:table-cell table:style-name="Table2.A1" office:value-type="string">
              <text:p text:style-name="MP1">A1</text:p>
            </table:table-cell>
          </table:table-row>
        </table:table>
        <text:p text:style-name="Standard"/>
      </style:header>
      <style:footer>
        <text:p text:style-name="MP2"/>
        <table:table table:name="Table3" table:style-name="Table3">
          <table:table-column table:style-name="Table3.A"/>
          <table:table-row table:style-name="Table3.1">
            <table:table-cell table:style-name="Table3.A1" office:value-type="string">
              <text:p text:style-name="MP2">Pages <text:s/><text:page-number text:select-page="current">0</text:page-number>/<text:page-count>4</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4" meta:paragraph-count="38" meta:word-count="256" meta:character-count="1595" meta:non-whitespace-character-count="1376"/>
    <meta:generator>LibreOfficeDev/6.0.5.2$Linux_X86_64 LibreOffice_project/</meta:generator>
  </office:meta>
</office:document-meta>
</file>